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font-size="11pt" officeooo:rsid="001d8ceb" officeooo:paragraph-rsid="0020cd3d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officeooo:rsid="001d8ceb" officeooo:paragraph-rsid="001d8ceb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officeooo:rsid="001e0bc1" officeooo:paragraph-rsid="001e0bc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weight="bold" officeooo:rsid="001e0bc1" officeooo:paragraph-rsid="001e0bc1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weight="bold" officeooo:rsid="001d8ceb" officeooo:paragraph-rsid="001d8ceb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font-weight="bold" officeooo:rsid="001e989a" officeooo:paragraph-rsid="001e989a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weight="bold" officeooo:rsid="001f29ce" officeooo:paragraph-rsid="001f29ce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font-weight="normal" officeooo:rsid="001e989a" officeooo:paragraph-rsid="001e989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1pt" fo:font-weight="normal" officeooo:rsid="001f29ce" officeooo:paragraph-rsid="001f29c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1pt" fo:font-weight="bold" officeooo:rsid="001d8ceb" officeooo:paragraph-rsid="001d8ceb" fo:background-color="#ed1c24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ed1c24" style:font-name="Calibri" fo:font-size="11pt" officeooo:rsid="001e0bc1" officeooo:paragraph-rsid="001e0bc1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fo:font-weight="bold" officeooo:rsid="001d8ceb" officeooo:paragraph-rsid="001d8ceb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1pt" fo:font-weight="bold" officeooo:rsid="001e0bc1" officeooo:paragraph-rsid="001e0bc1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1pt" fo:font-weight="bold" officeooo:rsid="001e989a" officeooo:paragraph-rsid="001e989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1pt" fo:font-weight="bold" officeooo:rsid="001f29ce" officeooo:paragraph-rsid="001f29ce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1pt" fo:font-weight="bold" officeooo:rsid="001d8ceb" officeooo:paragraph-rsid="001d8ceb" fo:background-color="#ed1c24" style:font-size-asian="11pt" style:font-weight-asian="bold" style:font-size-complex="11pt" style:font-weight-complex="bold"/>
    </style:style>
    <style:style style:name="T1" style:family="text">
      <style:text-properties fo:color="#ed1c24"/>
    </style:style>
    <style:style style:name="T2" style:family="text">
      <style:text-properties fo:color="#ed1c24" officeooo:rsid="001e0bc1"/>
    </style:style>
    <style:style style:name="T3" style:family="text">
      <style:text-properties fo:color="#ed1c24" fo:font-weight="bold" style:font-weight-asian="bold" style:font-weight-complex="bold"/>
    </style:style>
    <style:style style:name="T4" style:family="text">
      <style:text-properties fo:color="#ed1c24" fo:font-weight="bold" officeooo:rsid="001e989a" style:font-weight-asian="bold" style:font-weight-complex="bold"/>
    </style:style>
    <style:style style:name="T5" style:family="text">
      <style:text-properties officeooo:rsid="002182c2"/>
    </style:style>
    <style:style style:name="T6" style:family="text">
      <style:text-properties officeooo:rsid="002339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2</text:p>
      <text:p text:style-name="P2"/>
      <text:p text:style-name="P10">Corregido en ROJO</text:p>
      <text:p text:style-name="P10"/>
      <text:p text:style-name="P2">? Se repite 0 <text:span text:style-name="T5">o </text:span>Una vez</text:p>
      <text:p text:style-name="P2">+ se repite de 1 a N veces</text:p>
      <text:p text:style-name="P2">* Se repite de 0 a N veces</text:p>
      <text:p text:style-name="P2"/>
      <text:p text:style-name="P5">C)</text:p>
      <text:p text:style-name="P2"><text:s/>&lt;?xml version="1.0" encoding="UTF-8"?&gt;</text:p>
      <text:p text:style-name="P2">&lt;!DOCTYPE colores [</text:p>
      <text:p text:style-name="P2">&lt;!ELEMENT colores (color*)&gt;</text:p>
      <text:p text:style-name="P2">&lt;!ELEMENT color (#PCDATA)&gt;</text:p>
      <text:p text:style-name="P2">]&gt;</text:p>
      <text:p text:style-name="P2">&lt;colores&gt;</text:p>
      <text:p text:style-name="P2">&lt;color&gt;azul marino&lt;/color&gt;</text:p>
      <text:p text:style-name="P2"><text:span text:style-name="T1">&lt;color&gt;</text:span>negro<text:span text:style-name="T1">&lt;/color&gt;</text:span></text:p>
      <text:p text:style-name="P2">&lt;color&gt;amarillo&lt;/color&gt;</text:p>
      <text:p text:style-name="P2">&lt;/colores&gt; </text:p>
      <text:p text:style-name="P5">Faltaría una etiqueta, ya que no se puede poner sin ella por lo que está establecido en el DTD.</text:p>
      <text:p text:style-name="P2"/>
      <text:p text:style-name="P5">D)</text:p>
      <text:p text:style-name="P2">&lt;?xml version="1.0" encoding="UTF-8"?&gt;</text:p>
      <text:p text:style-name="P2">&lt;!DOCTYPE flores [</text:p>
      <text:p text:style-name="P2"><text:tab/> &lt;!ELEMENT flores (flor+)&gt;</text:p>
      <text:p text:style-name="P2"><text:s/><text:tab/>&lt;!ELEMENT flor (#PCDATA)&gt;</text:p>
      <text:p text:style-name="P2">]&gt;</text:p>
      <text:p text:style-name="P2">&lt;flores&gt;</text:p>
      <text:p text:style-name="P2"><text:tab/><text:span text:style-name="T2">&lt;flor&gt;Rosa&lt;/flor&gt;</text:span></text:p>
      <text:p text:style-name="P2">&lt;/flores&gt;</text:p>
      <text:p text:style-name="P2"/>
      <text:p text:style-name="P5">Al tener un + faltaría poner un elemento mínimo entre &lt;flores&gt;&lt;/flores&gt;</text:p>
      <text:p text:style-name="P2"/>
      <text:p text:style-name="P4">E)</text:p>
      <text:p text:style-name="P3">&lt;?xml version="1.0" encoding="UTF-8"?&gt;</text:p>
      <text:p text:style-name="P3">&lt;!DOCTYPE animales [</text:p>
      <text:p text:style-name="P3"><text:s/><text:tab/>&lt;!ELEMENT animales (animal*)&gt;</text:p>
      <text:p text:style-name="P3"><text:s/><text:tab/>&lt;!ELEMENT animal (#PCDATA)&gt;</text:p>
      <text:p text:style-name="P3">]&gt;</text:p>
      <text:p text:style-name="P3">&lt;animales&gt;</text:p>
      <text:p text:style-name="P3"><text:tab/><text:span text:style-name="T1"> &lt;animal&gt;</text:span>Caniche<text:span text:style-name="T1">&lt;/animal&gt;</text:span></text:p>
      <text:p text:style-name="P3"><text:tab/> <text:span text:style-name="T1">&lt;animal&gt;</text:span>Siamés<text:span text:style-name="T1">&lt;/animal&gt;</text:span></text:p>
      <text:p text:style-name="P3">&lt;/animales&gt; </text:p>
      <text:p text:style-name="P4">Las etiquetas que están puestas no están declaradas en el DT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F)</text:p>
      <text:p text:style-name="P3">&lt;?xml version="1.0" encoding="UTF-8"?&gt;</text:p>
      <text:p text:style-name="P3">&lt;!DOCTYPE escritores [</text:p>
      <text:p text:style-name="P3"><text:tab/> &lt;!ELEMENT escritores (escritor*)&gt;</text:p>
      <text:p text:style-name="P3"><text:tab/> &lt;!ELEMENT escritor (nombre, nacimiento)&gt;</text:p>
      <text:p text:style-name="P3"><text:tab/> &lt;!ELEMENT nombre (#PCDATA)&gt;</text:p>
      <text:p text:style-name="P3"><text:tab/> &lt;!ELEMENT nacimiento (#PCDATA)&gt;</text:p>
      <text:p text:style-name="P3">]&gt;</text:p>
      <text:p text:style-name="P3">&lt;escritores&gt;</text:p>
      <text:p text:style-name="P3"><text:tab/> &lt;escritor&gt;</text:p>
      <text:p text:style-name="P3"><text:tab/><text:tab/> &lt;nombre&gt;Mario Vargas LLosa&lt;/nombre&gt;</text:p>
      <text:p text:style-name="P3"><text:tab/><text:tab/> &lt;nacimiento&gt;28 de marzo de 1936&lt;/nacimiento&gt;</text:p>
      <text:p text:style-name="P3"><text:tab/> &lt;/escritor&gt;</text:p>
      <text:p text:style-name="P3"><text:tab/> &lt;escritor&gt;</text:p>
      <text:p text:style-name="P3"><text:tab/><text:tab/> <text:span text:style-name="T1">&lt;nombre&gt;Milan Kundera&lt;/nombre&gt;</text:span></text:p>
      <text:p text:style-name="P11"><text:tab/><text:tab/> &lt;nacimiento&gt;1 de abril de 1929&lt;/nacimiento&gt;</text:p>
      <text:p text:style-name="P3"><text:s/><text:tab/>&lt;/escritor&gt;</text:p>
      <text:p text:style-name="P3">&lt;/escritores&gt; </text:p>
      <text:p text:style-name="P4">El orden de las etiquetas está al revés.</text:p>
      <text:p text:style-name="P4"/>
      <text:p text:style-name="P6">G)</text:p>
      <text:p text:style-name="P8">&lt;?xml version="1.0" encoding="UTF-8"?&gt;</text:p>
      <text:p text:style-name="P8">&lt;!DOCTYPE musicos [</text:p>
      <text:p text:style-name="P8"><text:s/><text:tab/>&lt;!ELEMENT musicos (musico*)&gt;</text:p>
      <text:p text:style-name="P8"><text:s/><text:tab/>&lt;!ELEMENT musico ((nombre | apodo), fechaNacimiento)&gt;</text:p>
      <text:p text:style-name="P8"><text:s/><text:tab/>&lt;!ELEMENT nombre (#PCDATA)&gt;</text:p>
      <text:p text:style-name="P8"><text:s/><text:tab/>&lt;!ELEMENT apodo (#PCDATA)&gt;</text:p>
      <text:p text:style-name="P8"><text:s/><text:tab/>&lt;!ELEMENT fechaNacimiento (#PCDATA)&gt;</text:p>
      <text:p text:style-name="P8">]&gt;</text:p>
      <text:p text:style-name="P8">&lt;musicos&gt;</text:p>
      <text:p text:style-name="P8"><text:tab/> &lt;musico&gt;</text:p>
      <text:p text:style-name="P8"><text:tab/><text:tab/> &lt;nombre&gt;Antonio Vivaldi&lt;/nombre&gt;<text:span text:style-name="T3">(SOBRA)</text:span></text:p>
      <text:p text:style-name="P8"><text:s/><text:tab/><text:tab/>&lt;apodo&gt;El cura pelirrojillo&lt;/apodo&gt;</text:p>
      <text:p text:style-name="P8"><text:s/><text:tab/><text:tab/>&lt;fechaNacimiento&gt;4 de marzo de 1678&lt;/fechaNacimiento&gt;</text:p>
      <text:p text:style-name="P8"><text:tab/> &lt;/musico&gt;</text:p>
      <text:p text:style-name="P8"><text:s/><text:tab/>&lt;musico&gt;</text:p>
      <text:p text:style-name="P8"><text:tab/><text:tab/> &lt;nombre&gt;Johann Sebastian Bach&lt;/nombre&gt;</text:p>
      <text:p text:style-name="P8"><text:tab/><text:tab/> &lt;apodo&gt;El viejo peluca&lt;/apodo&gt;<text:span text:style-name="T3">(SOBRA)</text:span></text:p>
      <text:p text:style-name="P8"><text:s/><text:tab/><text:tab/>&lt;fechaNacimiento&gt;21 de marzo de 1685&lt;/fechaNacimiento&gt;</text:p>
      <text:p text:style-name="P8"><text:tab/> &lt;/musico&gt;</text:p>
      <text:p text:style-name="P8">&lt;/musicos&gt;</text:p>
      <text:p text:style-name="P6">En el DTD está definido que solo en la etiqueta musico solo puede haber 2 etiquetas, por lo que nombre y apodo no pueden repetirs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H)</text:p>
      <text:p text:style-name="P9">&lt;?xml version="1.0" encoding="UTF-8"?&gt;</text:p>
      <text:p text:style-name="P9">&lt;!DOCTYPE agenda [</text:p>
      <text:p text:style-name="P9"><text:tab/> &lt;!ELEMENT agenda (contacto*)&gt;</text:p>
      <text:p text:style-name="P9"><text:tab/> &lt;!ELEMENT contacto (nombre, telefonoFijo*, telefonoMovil+)&gt;</text:p>
      <text:p text:style-name="P9"><text:tab/> &lt;!ELEMENT nombre (#PCDATA)&gt;</text:p>
      <text:p text:style-name="P9"><text:tab/> &lt;!ELEMENT telefonoFijo (#PCDATA)&gt;</text:p>
      <text:p text:style-name="P9"><text:tab/> &lt;!ELEMENT telefonoMovil (#PCDATA)&gt;</text:p>
      <text:p text:style-name="P9">]&gt;</text:p>
      <text:p text:style-name="P9">&lt;agenda&gt;</text:p>
      <text:p text:style-name="P9"><text:tab/> &lt;contacto&gt;</text:p>
      <text:p text:style-name="P9"><text:tab/><text:tab/> &lt;nombre&gt;Ayuntamiento&lt;/nombre&gt;</text:p>
      <text:p text:style-name="P9"><text:tab/><text:tab/> &lt;telefonoFijo&gt;010&lt;/telefonoFijo&gt; </text:p>
      <text:p text:style-name="P9"><text:tab/><text:tab/><text:span text:style-name="T1">&lt;telefonoMovil&gt;Desconocido&lt;/telefonoMovil&gt;</text:span></text:p>
      <text:p text:style-name="P9"><text:tab/> &lt;/contacto&gt;</text:p>
      <text:p text:style-name="P9"><text:s/><text:tab/>&lt;contacto&gt;</text:p>
      <text:p text:style-name="P9"><text:tab/><text:tab/> &lt;nombre&gt;Emergencias&lt;/nombre&gt;</text:p>
      <text:p text:style-name="P9"><text:tab/><text:tab/> &lt;telefonoFijo&gt;112 (Unión Europea)&lt;/telefonoFijo&gt;</text:p>
      <text:p text:style-name="P9"><text:tab/><text:tab/> &lt;telefonoMovil&gt;Desconocido&lt;/telefonoMovil&gt;</text:p>
      <text:p text:style-name="P9"><text:tab/><text:tab/> &lt;telefonoFijo&gt;911 (Estados Unidos)&lt;/telefonoFijo&gt;</text:p>
      <text:p text:style-name="P9"><text:tab/> &lt;/contacto&gt;</text:p>
      <text:p text:style-name="P9">&lt;/agenda&gt; </text:p>
      <text:p text:style-name="P7">En el DTD está definido telefonoMovil con un + por lo que se tiene que poner como mínimo 1 vez.</text:p>
      <text:p text:style-name="P7"/>
      <text:p text:style-name="P7">I)</text:p>
      <text:p text:style-name="P9">&lt;?xml version="1.0" encoding="UTF-8"?&gt;</text:p>
      <text:p text:style-name="P9">&lt;!DOCTYPE sistemaSolar [</text:p>
      <text:p text:style-name="P9"><text:s/><text:tab/>&lt;!ELEMENT sistemaSolar (cuerpo*)&gt;</text:p>
      <text:p text:style-name="P9"><text:tab/> &lt;!ELEMENT cuerpo (planeta|satelite|asteroide)&gt;</text:p>
      <text:p text:style-name="P9"><text:tab/> &lt;!ELEMENT planeta (#PCDATA)&gt;</text:p>
      <text:p text:style-name="P9"><text:tab/> &lt;!ELEMENT satelite (#PCDATA)&gt;</text:p>
      <text:p text:style-name="P9"><text:tab/> &lt;!ELEMENT asteroide (#PCDATA)&gt;</text:p>
      <text:p text:style-name="P9">]&gt;</text:p>
      <text:p text:style-name="P9">&lt;sistemaSolar&gt;</text:p>
      <text:p text:style-name="P9"><text:tab/> &lt;cuerpo&gt;</text:p>
      <text:p text:style-name="P9"><text:tab/><text:tab/> &lt;planeta&gt;Tierra&lt;/planeta&gt;</text:p>
      <text:p text:style-name="P9"><text:s/><text:tab/><text:tab/> &lt;satelite&gt;Luna&lt;/satelite&gt;<text:span text:style-name="T4">(SOBRA)</text:span></text:p>
      <text:p text:style-name="P9"><text:tab/> &lt;/cuerpo&gt;</text:p>
      <text:p text:style-name="P9"><text:tab/><text:span text:style-name="T1">&lt;cuerpo&gt;</text:span></text:p>
      <text:p text:style-name="P9"><text:tab/><text:tab/> &lt;asteroide&gt;Ceres&lt;/asteroide&gt;</text:p>
      <text:p text:style-name="P9"><text:tab/><text:span text:style-name="T1">&lt;/cuerpo&gt;</text:span></text:p>
      <text:p text:style-name="P9"><text:span text:style-name="T6">&lt;</text:span>/sistemaSolar&gt; </text:p>
      <text:p text:style-name="P7">Sobraría uno de la primera etiqueta como sería &lt;satelite&gt;Luna&lt;/satelite&gt; y faltaría la etiqueta cuerpo para &lt;asteroide&gt;Ceres&lt;/asteroide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Calibri" fo:font-size="11pt" officeooo:rsid="001d8ceb" officeooo:paragraph-rsid="0020cd3d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jandro Vaquero Toba 1º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50:47.993000000</meta:creation-date>
    <dc:date>2019-03-25T12:17:26.231000000</dc:date>
    <meta:editing-duration>PT26M8S</meta:editing-duration>
    <meta:editing-cycles>9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122" meta:word-count="366" meta:character-count="3347" meta:non-whitespace-character-count="2955"/>
  </office:meta>
</office:document-meta>
</file>